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9b0b1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29b0b1" style:font-style-asian="normal" style:font-weight-asian="normal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e854a"/>
    </style:style>
    <style:style style:name="T6" style:family="text">
      <style:text-properties fo:language="en" fo:country="US" officeooo:rsid="001ffcf0"/>
    </style:style>
    <style:style style:name="T7" style:family="text">
      <style:text-properties officeooo:rsid="0016f6f3"/>
    </style:style>
    <style:style style:name="T8" style:family="text">
      <style:text-properties officeooo:rsid="00250d54"/>
    </style:style>
    <style:style style:name="T9" style:family="text">
      <style:text-properties officeooo:rsid="0026c2bd"/>
    </style:style>
    <style:style style:name="T10" style:family="text">
      <style:text-properties officeooo:rsid="0027d0cd"/>
    </style:style>
    <style:style style:name="T11" style:family="text">
      <style:text-properties officeooo:rsid="0029b0b1"/>
    </style:style>
    <style:style style:name="T12" style:family="text">
      <style:text-properties officeooo:rsid="0029e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6">11th</text:span> of <text:span text:style-name="T5">November</text:span><text:span text:style-name="T4"> </text:span>202<text:span text:style-name="T4">5</text:span> under the <text:span text:style-name="T6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7">remove the </text:span><text:span text:style-name="T12">afk display datapack</text:span><text:span text:style-name="T7"> </text:span><text:span text:style-name="T8">as </text:span><text:span text:style-name="T12">its not that useful and currently bugged</text:span>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P4"><text:span text:style-name="T1">[</text:span><text:span text:style-name="T2">Motion 52-16: To remove the afk display data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54:38.098970084</dc:date>
    <meta:editing-duration>PT4M29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2" meta:character-count="331" meta:non-whitespace-character-count="287"/>
  </office:meta>
</office:document-meta>
</file>